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"/>
    <style:font-face style:name="Palatino" svg:font-family="Palatino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another test file to test files in different format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"/>
    <style:font-face style:name="Palatino" svg:font-family="Palatino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Palatino" fo:font-size="10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 Neue" fo:font-size="10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Courier New" fo:font-size="9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Helvetica Neue" fo:font-size="10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" fo:font-size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olfgang Freis</meta:initial-creator>
    <meta:creation-date>2015-06-01T15:51:11</meta:creation-date>
    <meta:document-statistic meta:table-count="0" meta:image-count="0" meta:object-count="0" meta:page-count="1" meta:paragraph-count="1" meta:word-count="10" meta:character-count="54"/>
    <dc:date>2015-06-01T15:52:07</dc:date>
    <dc:creator>Wolfgang Freis</dc:creator>
    <meta:editing-duration>PT58S</meta:editing-duration>
    <meta:editing-cycles>1</meta:editing-cycles>
    <meta:generator>OpenOffice/4.1.1$Unix OpenOffice.org_project/411m6$Build-9775</meta:generator>
  </office:meta>
</office:document-meta>
</file>